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Problem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bandwidt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office:value-type="float" office:value="11301" calcext:value-type="float">
            <text:p>11301</text:p>
          </table:table-cell>
          <table:table-cell/>
          <table:table-cell office:value-type="float" office:value="19858" calcext:value-type="float">
            <text:p>19858</text:p>
          </table:table-cell>
          <table:table-cell/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P</text:p>
          </table:table-cell>
          <table:table-cell office:value-type="float" office:value="10178" calcext:value-type="float">
            <text:p>10178</text:p>
          </table:table-cell>
          <table:table-cell table:formula="of:=ROUND([.B4]/[.B$3]; 2)" office:value-type="float" office:value="0.9" calcext:value-type="float">
            <text:p>0,9</text:p>
          </table:table-cell>
          <table:table-cell office:value-type="float" office:value="19858" calcext:value-type="float">
            <text:p>19858</text:p>
          </table:table-cell>
          <table:table-cell table:formula="of:=ROUND([.D4]/[.D$3]; 4)" office:value-type="float" office:value="1" calcext:value-type="float">
            <text:p>1</text:p>
          </table:table-cell>
          <table:table-cell office:value-type="float" office:value="4060" calcext:value-type="float">
            <text:p>4060</text:p>
          </table:table-cell>
          <table:table-cell table:formula="of:=ROUND([.F4]/[.F$3]; 4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nuell</text:p>
          </table:table-cell>
          <table:table-cell office:value-type="float" office:value="8587" calcext:value-type="float">
            <text:p>8587</text:p>
          </table:table-cell>
          <table:table-cell table:formula="of:=ROUND([.B5]/[.B$3]; 2)" office:value-type="float" office:value="0.76" calcext:value-type="float">
            <text:p>0,76</text:p>
          </table:table-cell>
          <table:table-cell office:value-type="float" office:value="19908" calcext:value-type="float">
            <text:p>19908</text:p>
          </table:table-cell>
          <table:table-cell table:formula="of:=ROUND([.D5]/[.D$3]; 4)" office:value-type="float" office:value="1.0025" calcext:value-type="float">
            <text:p>1,0025</text:p>
          </table:table-cell>
          <table:table-cell office:value-type="float" office:value="4060" calcext:value-type="float">
            <text:p>4060</text:p>
          </table:table-cell>
          <table:table-cell table:formula="of:=ROUND([.F5]/[.F$3]; 4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8047" calcext:value-type="float">
            <text:p>8047</text:p>
          </table:table-cell>
          <table:table-cell table:formula="of:=ROUND([.B6]/[.B$3]; 2)" office:value-type="float" office:value="0.71" calcext:value-type="float">
            <text:p>0,71</text:p>
          </table:table-cell>
          <table:table-cell office:value-type="float" office:value="30920" calcext:value-type="float">
            <text:p>30920</text:p>
          </table:table-cell>
          <table:table-cell table:formula="of:=ROUND([.D6]/[.D$3]; 4)" office:value-type="float" office:value="1.5571" calcext:value-type="float">
            <text:p>1,5571</text:p>
          </table:table-cell>
          <table:table-cell office:value-type="float" office:value="8056" calcext:value-type="float">
            <text:p>8056</text:p>
          </table:table-cell>
          <table:table-cell table:formula="of:=ROUND([.F6]/[.F$3]; 4)" office:value-type="float" office:value="1.9842" calcext:value-type="float">
            <text:p>1,98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 inital area</text:p>
          </table:table-cell>
          <table:table-cell office:value-type="float" office:value="7902" calcext:value-type="float">
            <text:p>7902</text:p>
          </table:table-cell>
          <table:table-cell table:formula="of:=ROUND([.B7]/[.B$3]; 2)" office:value-type="float" office:value="0.7" calcext:value-type="float">
            <text:p>0,7</text:p>
          </table:table-cell>
          <table:table-cell office:value-type="float" office:value="33707" calcext:value-type="float">
            <text:p>33707</text:p>
          </table:table-cell>
          <table:table-cell table:formula="of:=ROUND([.D7]/[.D$3]; 4)" office:value-type="float" office:value="1.6974" calcext:value-type="float">
            <text:p>1,6974</text:p>
          </table:table-cell>
          <table:table-cell office:value-type="float" office:value="7994" calcext:value-type="float">
            <text:p>7994</text:p>
          </table:table-cell>
          <table:table-cell table:formula="of:=ROUND([.F7]/[.F$3]; 4)" office:value-type="float" office:value="1.969" calcext:value-type="float">
            <text:p>1,969</text:p>
          </table:table-cell>
          <table:table-cell table:number-columns-repeated="2"/>
          <table:table-cell office:value-type="string" calcext:value-type="string">
            <text:p>500 it</text:p>
          </table:table-cell>
        </table:table-row>
        <table:table-row table:style-name="ro1">
          <table:table-cell table:style-name="ce3" office:value-type="string" calcext:value-type="string">
            <text:p>SA communnication</text:p>
          </table:table-cell>
          <table:table-cell office:value-type="float" office:value="9290" calcext:value-type="float">
            <text:p>9290</text:p>
          </table:table-cell>
          <table:table-cell table:formula="of:=ROUND([.B8]/[.B$3]; 2)" office:value-type="float" office:value="0.82" calcext:value-type="float">
            <text:p>0,82</text:p>
          </table:table-cell>
          <table:table-cell office:value-type="float" office:value="21757" calcext:value-type="float">
            <text:p>21757</text:p>
          </table:table-cell>
          <table:table-cell table:formula="of:=ROUND([.D8]/[.D$3]; 4)" office:value-type="float" office:value="1.0956" calcext:value-type="float">
            <text:p>1,0956</text:p>
          </table:table-cell>
          <table:table-cell office:value-type="float" office:value="4585" calcext:value-type="float">
            <text:p>4585</text:p>
          </table:table-cell>
          <table:table-cell table:formula="of:=ROUND([.F8]/[.F$3]; 4)" office:value-type="float" office:value="1.1293" calcext:value-type="float">
            <text:p>1,1293</text:p>
          </table:table-cell>
          <table:table-cell table:number-columns-repeated="2"/>
          <table:table-cell office:value-type="string" calcext:value-type="string">
            <text:p>1500 it</text:p>
          </table:table-cell>
        </table:table-row>
        <table:table-row table:style-name="ro1">
          <table:table-cell table:style-name="ce3" office:value-type="string" calcext:value-type="string">
            <text:p>SA 50/50 (heißt weight area 1 weicht comm 4, damit ähnlich groß) 500 it</text:p>
          </table:table-cell>
          <table:table-cell office:value-type="float" office:value="9322" calcext:value-type="float">
            <text:p>9322</text:p>
          </table:table-cell>
          <table:table-cell table:formula="of:=ROUND([.B9]/[.B$3]; 2)" office:value-type="float" office:value="0.82" calcext:value-type="float">
            <text:p>0,82</text:p>
          </table:table-cell>
          <table:table-cell office:value-type="float" office:value="21391" calcext:value-type="float">
            <text:p>21391</text:p>
          </table:table-cell>
          <table:table-cell table:formula="of:=ROUND([.D9]/[.D$3]; 4)" office:value-type="float" office:value="1.0772" calcext:value-type="float">
            <text:p>1,0772</text:p>
          </table:table-cell>
          <table:table-cell office:value-type="float" office:value="4560" calcext:value-type="float">
            <text:p>4560</text:p>
          </table:table-cell>
          <table:table-cell table:formula="of:=ROUND([.F9]/[.F$3]; 4)" office:value-type="float" office:value="1.1232" calcext:value-type="float">
            <text:p>1,1232</text:p>
          </table:table-cell>
          <table:table-cell table:number-columns-repeated="2"/>
          <table:table-cell office:value-type="string" calcext:value-type="string">
            <text:p>500 i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eine bessere area lösgung als inital möglic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uss argumentert werden waru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blem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bandwidt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office:value-type="float" office:value="12535" calcext:value-type="float">
            <text:p>12535</text:p>
          </table:table-cell>
          <table:table-cell/>
          <table:table-cell office:value-type="float" office:value="255324" calcext:value-type="float">
            <text:p>255324</text:p>
          </table:table-cell>
          <table:table-cell/>
          <table:table-cell office:value-type="float" office:value="84884" calcext:value-type="float">
            <text:p>848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P</text:p>
          </table:table-cell>
          <table:table-cell office:value-type="float" office:value="10178" calcext:value-type="float">
            <text:p>10178</text:p>
          </table:table-cell>
          <table:table-cell table:formula="of:=ROUND([.B17]/[.B$16]; 2)" office:value-type="float" office:value="0.81" calcext:value-type="float">
            <text:p>0,81</text:p>
          </table:table-cell>
          <table:table-cell office:value-type="float" office:value="255324" calcext:value-type="float">
            <text:p>255324</text:p>
          </table:table-cell>
          <table:table-cell table:formula="of:=ROUND([.D17]/[.D$16]; 4)" office:value-type="float" office:value="1" calcext:value-type="float">
            <text:p>1</text:p>
          </table:table-cell>
          <table:table-cell office:value-type="float" office:value="84884" calcext:value-type="float">
            <text:p>84884</text:p>
          </table:table-cell>
          <table:table-cell table:formula="of:=ROUND([.F17]/[.F$16]; 4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 inital area</text:p>
          </table:table-cell>
          <table:table-cell office:value-type="float" office:value="6993" calcext:value-type="float">
            <text:p>6993</text:p>
          </table:table-cell>
          <table:table-cell table:formula="of:=ROUND([.B18]/[.B$16]; 2)" office:value-type="float" office:value="0.56" calcext:value-type="float">
            <text:p>0,56</text:p>
          </table:table-cell>
          <table:table-cell office:value-type="float" office:value="525537" calcext:value-type="float">
            <text:p>525537</text:p>
          </table:table-cell>
          <table:table-cell table:formula="of:=ROUND([.D18]/[.D$16]; 4)" office:value-type="float" office:value="2.0583" calcext:value-type="float">
            <text:p>2,0583</text:p>
          </table:table-cell>
          <table:table-cell office:value-type="float" office:value="85244" calcext:value-type="float">
            <text:p>85244</text:p>
          </table:table-cell>
          <table:table-cell table:formula="of:=ROUND([.F18]/[.F$16]; 4)" office:value-type="float" office:value="1.0042" calcext:value-type="float">
            <text:p>1,0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 communnication</text:p>
          </table:table-cell>
          <table:table-cell office:value-type="float" office:value="14234" calcext:value-type="float">
            <text:p>14234</text:p>
          </table:table-cell>
          <table:table-cell table:formula="of:=ROUND([.B19]/[.B$16]; 2)" office:value-type="float" office:value="1.14" calcext:value-type="float">
            <text:p>1,14</text:p>
          </table:table-cell>
          <table:table-cell office:value-type="float" office:value="255319" calcext:value-type="float">
            <text:p>255319</text:p>
          </table:table-cell>
          <table:table-cell table:formula="of:=ROUND([.D19]/[.D$16]; 4)" office:value-type="float" office:value="1" calcext:value-type="float">
            <text:p>1</text:p>
          </table:table-cell>
          <table:table-cell office:value-type="float" office:value="84691" calcext:value-type="float">
            <text:p>84691</text:p>
          </table:table-cell>
          <table:table-cell table:formula="of:=ROUND([.F19]/[.F$16]; 4)" office:value-type="float" office:value="0.9977" calcext:value-type="float">
            <text:p>0,9977</text:p>
          </table:table-cell>
          <table:table-cell table:number-columns-repeated="2"/>
          <table:table-cell office:value-type="string" calcext:value-type="string">
            <text:p>500 it</text:p>
          </table:table-cell>
        </table:table-row>
        <table:table-row table:style-name="ro1">
          <table:table-cell office:value-type="string" calcext:value-type="string">
            <text:p>SA 50/50 (heißt weight area 1 weicht comm 4, damit ähnlich groß) 500 it</text:p>
          </table:table-cell>
          <table:table-cell office:value-type="float" office:value="15729" calcext:value-type="float">
            <text:p>15729</text:p>
          </table:table-cell>
          <table:table-cell table:formula="of:=ROUND([.B20]/[.B$16]; 2)" office:value-type="float" office:value="1.25" calcext:value-type="float">
            <text:p>1,25</text:p>
          </table:table-cell>
          <table:table-cell office:value-type="float" office:value="354177" calcext:value-type="float">
            <text:p>354177</text:p>
          </table:table-cell>
          <table:table-cell table:formula="of:=ROUND([.D20]/[.D$16]; 4)" office:value-type="float" office:value="1.3872" calcext:value-type="float">
            <text:p>1,3872</text:p>
          </table:table-cell>
          <table:table-cell office:value-type="float" office:value="76032" calcext:value-type="float">
            <text:p>76032</text:p>
          </table:table-cell>
          <table:table-cell table:formula="of:=ROUND([.F20]/[.F$16]; 4)" office:value-type="float" office:value="0.8957" calcext:value-type="float">
            <text:p>0,8957</text:p>
          </table:table-cell>
          <table:table-cell table:number-columns-repeated="2"/>
          <table:table-cell office:value-type="string" calcext:value-type="string">
            <text:p>500 i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blem 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bandwidt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office:value-type="float" office:value="8568" calcext:value-type="float">
            <text:p>8568</text:p>
          </table:table-cell>
          <table:table-cell/>
          <table:table-cell office:value-type="float" office:value="17546" calcext:value-type="float">
            <text:p>17546</text:p>
          </table:table-cell>
          <table:table-cell/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P</text:p>
          </table:table-cell>
          <table:table-cell office:value-type="float" office:value="8091" calcext:value-type="float">
            <text:p>8091</text:p>
          </table:table-cell>
          <table:table-cell table:formula="of:=ROUND([.B26]/[.B$25]; 2)" office:value-type="float" office:value="0.94" calcext:value-type="float">
            <text:p>0,94</text:p>
          </table:table-cell>
          <table:table-cell office:value-type="float" office:value="17546" calcext:value-type="float">
            <text:p>17546</text:p>
          </table:table-cell>
          <table:table-cell table:formula="of:=ROUND([.D26]/[.D$25]; 4)" office:value-type="float" office:value="1" calcext:value-type="float">
            <text:p>1</text:p>
          </table:table-cell>
          <table:table-cell office:value-type="float" office:value="4085" calcext:value-type="float">
            <text:p>4085</text:p>
          </table:table-cell>
          <table:table-cell table:formula="of:=ROUND([.F26]/[.F$25]; 4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 inital area</text:p>
          </table:table-cell>
          <table:table-cell office:value-type="float" office:value="7281" calcext:value-type="float">
            <text:p>7281</text:p>
          </table:table-cell>
          <table:table-cell table:formula="of:=ROUND([.B27]/[.B$25]; 2)" office:value-type="float" office:value="0.85" calcext:value-type="float">
            <text:p>0,85</text:p>
          </table:table-cell>
          <table:table-cell office:value-type="float" office:value="39171" calcext:value-type="float">
            <text:p>39171</text:p>
          </table:table-cell>
          <table:table-cell table:formula="of:=ROUND([.D27]/[.D$25]; 4)" office:value-type="float" office:value="2.2325" calcext:value-type="float">
            <text:p>2,2325</text:p>
          </table:table-cell>
          <table:table-cell office:value-type="float" office:value="6560" calcext:value-type="float">
            <text:p>6560</text:p>
          </table:table-cell>
          <table:table-cell table:formula="of:=ROUND([.F27]/[.F$25]; 4)" office:value-type="float" office:value="1.6059" calcext:value-type="float">
            <text:p>1,6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 communnication</text:p>
          </table:table-cell>
          <table:table-cell office:value-type="float" office:value="11205" calcext:value-type="float">
            <text:p>11205</text:p>
          </table:table-cell>
          <table:table-cell table:formula="of:=ROUND([.B28]/[.B$25]; 2)" office:value-type="float" office:value="1.31" calcext:value-type="float">
            <text:p>1,31</text:p>
          </table:table-cell>
          <table:table-cell office:value-type="float" office:value="20851" calcext:value-type="float">
            <text:p>20851</text:p>
          </table:table-cell>
          <table:table-cell table:formula="of:=ROUND([.D28]/[.D$25]; 4)" office:value-type="float" office:value="1.1884" calcext:value-type="float">
            <text:p>1,1884</text:p>
          </table:table-cell>
          <table:table-cell office:value-type="float" office:value="4085" calcext:value-type="float">
            <text:p>4085</text:p>
          </table:table-cell>
          <table:table-cell table:formula="of:=ROUND([.F28]/[.F$25]; 4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0 it</text:p>
          </table:table-cell>
        </table:table-row>
        <table:table-row table:style-name="ro1">
          <table:table-cell office:value-type="string" calcext:value-type="string">
            <text:p>SA 50/50 (heißt weight area 1 weicht comm 4, damit ähnlich groß) 500 it</text:p>
          </table:table-cell>
          <table:table-cell office:value-type="float" office:value="10697" calcext:value-type="float">
            <text:p>10697</text:p>
          </table:table-cell>
          <table:table-cell table:formula="of:=ROUND([.B29]/[.B$25]; 2)" office:value-type="float" office:value="1.25" calcext:value-type="float">
            <text:p>1,25</text:p>
          </table:table-cell>
          <table:table-cell office:value-type="float" office:value="20531" calcext:value-type="float">
            <text:p>20531</text:p>
          </table:table-cell>
          <table:table-cell table:formula="of:=ROUND([.D29]/[.D$25]; 4)" office:value-type="float" office:value="1.1701" calcext:value-type="float">
            <text:p>1,1701</text:p>
          </table:table-cell>
          <table:table-cell office:value-type="float" office:value="5060" calcext:value-type="float">
            <text:p>5060</text:p>
          </table:table-cell>
          <table:table-cell table:formula="of:=ROUND([.F29]/[.F$25]; 4)" office:value-type="float" office:value="1.2387" calcext:value-type="float">
            <text:p>1,2387</text:p>
          </table:table-cell>
          <table:table-cell table:number-columns-repeated="2"/>
          <table:table-cell office:value-type="string" calcext:value-type="string">
            <text:p>500 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7:56:02.459000000</meta:creation-date>
    <dc:date>2018-10-01T19:46:29.443000000</dc:date>
    <meta:editing-duration>PT18M24S</meta:editing-duration>
    <meta:editing-cycles>4</meta:editing-cycles>
    <meta:generator>LibreOffice/6.0.3.2$Windows_x86 LibreOffice_project/8f48d515416608e3a835360314dac7e47fd0b821</meta:generator>
    <meta:document-statistic meta:table-count="1" meta:cell-count="131" meta:object-count="0"/>
  </office:meta>
</office:document-meta>
</file>